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3000001E5B75FCFAA0EB78E79.png" manifest:media-type="image/png"/>
  <manifest:file-entry manifest:full-path="Pictures/100000010000047B000001D467EC2AC37596E02D.png" manifest:media-type="image/png"/>
  <manifest:file-entry manifest:full-path="Pictures/100000010000047B000001D4C738EEF0F2D5FEAF.png" manifest:media-type="image/png"/>
  <manifest:file-entry manifest:full-path="Pictures/1000000100000483000001E5941C931490260176.png" manifest:media-type="image/png"/>
  <manifest:file-entry manifest:full-path="Pictures/1000000100000483000001E514DA6F40B4914000.png" manifest:media-type="image/png"/>
  <manifest:file-entry manifest:full-path="Pictures/1000000100000483000001E58B7ABF6C34AD93D4.png" manifest:media-type="image/png"/>
  <manifest:file-entry manifest:full-path="Pictures/1000000100000483000001E5A79E1E6FB8832F95.png" manifest:media-type="image/png"/>
  <manifest:file-entry manifest:full-path="Pictures/1000000100000483000001E532E2D94F53128A31.png" manifest:media-type="image/png"/>
  <manifest:file-entry manifest:full-path="Pictures/1000000100000483000001E5607788C95E91FE47.png" manifest:media-type="image/png"/>
  <manifest:file-entry manifest:full-path="Pictures/1000000100000483000001E59219CB2704A0A99D.png" manifest:media-type="image/png"/>
  <manifest:file-entry manifest:full-path="Pictures/1000000100000483000001E535175E57B0DD8AEA.png" manifest:media-type="image/png"/>
  <manifest:file-entry manifest:full-path="Pictures/1000000100000483000001E5D366285BBD6DE981.png" manifest:media-type="image/png"/>
  <manifest:file-entry manifest:full-path="Pictures/10000001000006A60000017ED891CEFD463EAC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6.215cm" svg:x="1.135cm" svg:y="7.476cm">
          <draw:image xlink:href="Pictures/10000001000006A60000017ED891CEFD463EAC1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D366285BBD6DE98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9219CB2704A0A99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607788C95E91FE47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32E2D94F53128A31.png" xlink:type="simple" xlink:show="embed" xlink:actuate="onLoad" draw:mime-type="image/png">
            <text:p/>
          </draw:image>
        </draw:frame>
        <draw:frame draw:style-name="gr2" draw:text-style-name="P2" draw:layer="layout" svg:width="27.699cm" svg:height="11.63cm" svg:x="1.135cm" svg:y="4.769cm">
          <draw:image xlink:href="Pictures/1000000100000483000001E532E2D94F53128A31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A79E1E6FB8832F95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14DA6F40B4914000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941C93149026017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8B7ABF6C34AD93D4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2" draw:text-style-name="P2" draw:layer="layout" svg:width="27.699cm" svg:height="11.301cm" svg:x="1.135cm" svg:y="4.933cm">
          <draw:image xlink:href="Pictures/100000010000047B000001D4C738EEF0F2D5FEAF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35175E57B0DD8AEA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99cm" svg:height="11.301cm" svg:x="1.135cm" svg:y="4.933cm">
          <draw:image xlink:href="Pictures/100000010000047B000001D467EC2AC37596E02D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2" draw:text-style-name="P2" draw:layer="layout" svg:width="27.699cm" svg:height="11.63cm" svg:x="1.135cm" svg:y="4.769cm">
          <draw:image xlink:href="Pictures/1000000100000483000001E5B75FCFAA0EB78E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5:59:30.518477194</meta:creation-date>
    <meta:editing-duration>PT3M28S</meta:editing-duration>
    <meta:editing-cycles>4</meta:editing-cycles>
    <meta:generator>LibreOffice/7.3.7.2$Linux_X86_64 LibreOffice_project/30$Build-2</meta:generator>
    <dc:date>2024-03-07T17:37:10.781400624</dc:date>
    <meta:document-statistic meta:object-count="14"/>
  </office:meta>
</office:document-meta>
</file>